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tarting Assumption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>
            <text:p>Limitations</text:p>
          </table:table-cell>
        </table:table-row>
        <table:table-row table:style-name="ro1">
          <table:table-cell office:value-type="string">
            <text:p>Ambient Temperature</text:p>
          </table:table-cell>
          <table:table-cell office:value-type="string">
            <text:p>(T_A)</text:p>
          </table:table-cell>
          <table:table-cell office:value-type="string">
            <text:p>[C]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string">
            <text:p>Boiling Temperature</text:p>
          </table:table-cell>
          <table:table-cell office:value-type="string">
            <text:p>(T_B)</text:p>
          </table:table-cell>
          <table:table-cell office:value-type="string">
            <text:p>[C]</text:p>
          </table:table-cell>
          <table:table-cell office:value-type="float" office:value="99.8">
            <text:p>99.8</text:p>
          </table:table-cell>
          <table:table-cell table:number-columns-repeated="2"/>
        </table:table-row>
        <table:table-row table:style-name="ro1">
          <table:table-cell office:value-type="string">
            <text:p>Fuel Energy Content</text:p>
          </table:table-cell>
          <table:table-cell office:value-type="string">
            <text:p>(HV)</text:p>
          </table:table-cell>
          <table:table-cell office:value-type="string">
            <text:p>[kJ/kg]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alculated at 5% moisture content for average hardwood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>
          <table:table-cell table:style-name="ce3" office:value-type="string">
            <text:p>Overall Thermal Efficiency (OTE) is the ratio of energy absorbed by the</text:p>
          </table:table-cell>
          <table:table-cell table:number-columns-repeated="5"/>
        </table:table-row>
        <table:table-row table:style-name="ro1">
          <table:table-cell office:value-type="string">
            <text:p>pot of boiling water (E_water) to the energy released by the fuel (E_fuel)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OTE = E_water / E_fuel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E_water: Energy Absorbed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Ignoring energy losses by evaporated water (use a lid to ensure this),</text:p>
          </table:table-cell>
          <table:table-cell table:number-columns-repeated="5"/>
        </table:table-row>
        <table:table-row table:style-name="ro1">
          <table:table-cell office:value-type="string">
            <text:p>the amount of energy absorbed by the water is calculated from the</text:p>
          </table:table-cell>
          <table:table-cell table:number-columns-repeated="5"/>
        </table:table-row>
        <table:table-row table:style-name="ro1">
          <table:table-cell office:value-type="string">
            <text:p>energy required to change its temperature from ambient temperature</text:p>
          </table:table-cell>
          <table:table-cell table:number-columns-repeated="5"/>
        </table:table-row>
        <table:table-row table:style-name="ro1">
          <table:table-cell office:value-type="string">
            <text:p>to boiling temperature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_water = m_H2O * c_pH2O * (T_B – T_A)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4" office:value-type="string">
            <text:p>wher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Mass Water</text:p>
          </table:table-cell>
          <table:table-cell office:value-type="string">
            <text:p>m_H2O</text:p>
          </table:table-cell>
          <table:table-cell office:value-type="string">
            <text:p>[g]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office:value-type="string">
            <text:p>Calorific Value Water</text:p>
          </table:table-cell>
          <table:table-cell office:value-type="string">
            <text:p>c_pH2O</text:p>
          </table:table-cell>
          <table:table-cell office:value-type="string">
            <text:p>[kJ/kg-C]</text:p>
          </table:table-cell>
          <table:table-cell office:value-type="float" office:value="4.184">
            <text:p>4.18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E_water = 100 * 300 * (100 – 400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E_water</text:p>
          </table:table-cell>
          <table:table-cell table:style-name="ce1" table:formula="of:=[.D25]*[.D26]*([.D4]-[.D3])" office:value-type="float" office:value="1648496">
            <text:p>1648496</text:p>
          </table:table-cell>
          <table:table-cell table:style-name="ce1" office:value-type="string">
            <text:p>J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formula="of:=[.B29]/1000" office:value-type="float" office:value="1648.496">
            <text:p>1648.496</text:p>
          </table:table-cell>
          <table:table-cell table:style-name="ce1" office:value-type="string">
            <text:p>kJ</text:p>
          </table:table-cell>
          <table:table-cell table:number-columns-repeated="3"/>
        </table:table-row>
        <table:table-row table:style-name="ro1">
          <table:table-cell table:style-name="ce1" office:value-type="string">
            <text:p>E_fuel: Energy Released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The Fuel Use input to this model is the mass of fuel completely burned.</text:p>
          </table:table-cell>
          <table:table-cell table:number-columns-repeated="5"/>
        </table:table-row>
        <table:table-row table:style-name="ro1">
          <table:table-cell office:value-type="string">
            <text:p>Therefore, the energy released can be calculated from the mass of</text:p>
          </table:table-cell>
          <table:table-cell table:number-columns-repeated="5"/>
        </table:table-row>
        <table:table-row table:style-name="ro1">
          <table:table-cell office:value-type="string">
            <text:p>wood consumed.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E_fuel = FC * HV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E_fuel = 100 g * 2000 kJ/kg</text:p>
          </table:table-cell>
          <table:table-cell table:number-columns-repeated="5"/>
        </table:table-row>
        <table:table-row table:style-name="ro1">
          <table:table-cell office:value-type="string">
            <text:p>E_fuel = 20000 kJ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table:style-name="ce1" office:value-type="string">
            <text:p>Overall Thermal Efficiency (OTE):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OTE = E_water / E_fuel</text:p>
          </table:table-cell>
          <table:table-cell table:number-columns-repeated="5"/>
        </table:table-row>
        <table:table-row table:style-name="ro1">
          <table:table-cell office:value-type="string">
            <text:p>OTE = 100 / 100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TE = 10%</text:p>
          </table:table-cell>
          <table:table-cell table:number-columns-repeated="5"/>
        </table:table-row>
        <table:table-row table:style-name="ro1">
          <table:table-cell/>
          <table:table-cell table:formula="of:=1648496/200000" office:value-type="float" office:value="8.24248">
            <text:p>8.24248</text:p>
          </table:table-cell>
          <table:table-cell table:number-columns-repeated="4"/>
        </table:table-row>
        <table:table-row table:style-name="ro1">
          <table:table-cell/>
          <table:table-cell table:formula="of:=[.B47]*100" office:value-type="float" office:value="824.248">
            <text:p>824.2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T20:48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09:07:04</meta:creation-date>
    <dc:date>2013-11-18T21:32:52</dc:date>
    <meta:editing-duration>PT55M34S</meta:editing-duration>
    <meta:editing-cycles>13</meta:editing-cycles>
    <meta:generator>LibreOffice/3.6$MacOSX_x86 LibreOffice_project/5b93205-6e6b3fc-7830f6d-c08ad66-1d9bf4</meta:generator>
    <meta:document-statistic meta:table-count="1" meta:cell-count="52" meta:object-count="0"/>
  </office:meta>
</office:document-meta>
</file>